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!/bash</text:p>
      <text:p text:style-name="Standard"/>
      <text:p text:style-name="Standard">N=6</text:p>
      <text:p text:style-name="Standard">a=0</text:p>
      <text:p text:style-name="Standard">b=1 </text:p>
      <text:p text:style-name="Standard">echo "The Fibonacci series is : "</text:p>
      <text:p text:style-name="Standard">for (( i=0; i&lt;N; i++ ))</text:p>
      <text:p text:style-name="Standard">do</text:p>
      <text:p text:style-name="Standard"><text:s text:c="4"/>echo -n "$a "</text:p>
      <text:p text:style-name="Standard"><text:s text:c="4"/>fn=$((a + b))</text:p>
      <text:p text:style-name="Standard"><text:s text:c="4"/>a=$b</text:p>
      <text:p text:style-name="Standard"><text:s text:c="4"/>b=$fn</text:p>
      <text:p text:style-name="Standard">d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09:35:37.481022628</meta:creation-date>
    <dc:date>2018-11-12T09:36:20.773287537</dc:date>
    <meta:editing-duration>PT44S</meta:editing-duration>
    <meta:editing-cycles>1</meta:editing-cycles>
    <meta:document-statistic meta:table-count="0" meta:image-count="0" meta:object-count="0" meta:page-count="1" meta:paragraph-count="12" meta:word-count="28" meta:character-count="130" meta:non-whitespace-character-count="97"/>
    <meta:generator>LibreOffice/6.0.6.2$Linux_X86_64 LibreOffice_project/00m0$Build-2</meta:generator>
  </office:meta>
</office:document-meta>
</file>